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paragraph-properties fo:text-align="start" style:justify-single-word="false"/>
      <style:text-properties fo:font-size="10pt" style:font-size-asian="12pt" style:font-size-complex="12pt"/>
    </style:style>
    <style:style style:name="P6" style:family="paragraph" style:parent-style-name="Standard" style:list-style-name="L1">
      <style:paragraph-properties fo:text-align="start" style:justify-single-word="false"/>
      <style:text-properties fo:font-size="10pt" style:font-size-asian="12pt" style:font-size-complex="12pt"/>
    </style:style>
    <style:style style:name="P7" style:family="paragraph" style:parent-style-name="Standard" style:list-style-name="L2">
      <style:paragraph-properties fo:text-align="start" style:justify-single-word="false"/>
      <style:text-properties fo:font-size="10pt" style:font-size-asian="12pt" style:font-size-complex="12pt"/>
    </style:style>
    <style:style style:name="P8" style:family="paragraph" style:parent-style-name="Standard" style:list-style-name="L3">
      <style:paragraph-properties fo:text-align="start" style:justify-single-word="false"/>
      <style:text-properties fo:font-size="10pt" style:font-size-asian="12pt" style:font-size-complex="12pt"/>
    </style:style>
    <style:style style:name="P9" style:family="paragraph" style:parent-style-name="Standard" style:list-style-name="L4">
      <style:paragraph-properties fo:text-align="start" style:justify-single-word="false"/>
      <style:text-properties fo:font-size="10pt" style:font-size-asian="12pt" style:font-size-complex="12pt"/>
    </style:style>
    <style:style style:name="P10" style:family="paragraph" style:parent-style-name="Standard" style:list-style-name="L5">
      <style:paragraph-properties fo:text-align="start" style:justify-single-word="false"/>
      <style:text-properties fo:font-size="10pt" style:font-size-asian="12pt" style:font-size-complex="12pt"/>
    </style:style>
    <style:style style:name="P11" style:family="paragraph" style:parent-style-name="Standard" style:list-style-name="L7">
      <style:paragraph-properties fo:text-align="start" style:justify-single-word="false"/>
      <style:text-properties fo:font-size="10pt" style:font-size-asian="12pt" style:font-size-complex="12pt"/>
    </style:style>
    <style:style style:name="P12" style:family="paragraph" style:parent-style-name="Standard" style:list-style-name="L2">
      <style:paragraph-properties fo:text-align="start" style:justify-single-word="false"/>
      <style:text-properties fo:font-size="10pt"/>
    </style:style>
    <style:style style:name="P13" style:family="paragraph" style:parent-style-name="Standard" style:list-style-name="L6">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1.48</text:p>
      <text:list xml:id="list7711595301254911192" text:style-name="L7">
        <text:list-item>
          <text:p text:style-name="P1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092421019327993536" text:style-name="L1">
        <text:list-item>
          <text:p text:style-name="P6">improved handling of D and R region selection so that one cannot enter an invalid configuration --- automatic corrections/changes are applied.<text:line-break/></text:p>
        </text:list-item>
        <text:list-item>
          <text:p text:style-name="P6">developed a new 'solver' that no longer requires an initial estimation of baseline noise. <text:s/>This 'solver' is also much faster. <text:s/>With this 'solver', the two-pass modification added in version 1.46 is no longer needed.<text:line-break/></text:p>
        </text:list-item>
        <text:list-item>
          <text:p text:style-name="P6">removed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1379536601625894579" text:style-name="L2">
        <text:list-item>
          <text:p text:style-name="P7">adds bold red highlighting to message: </text:p>
          <text:p text:style-name="P12"><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4226470197656189278" text:style-name="L3">
        <text:list-item>
          <text:p text:style-name="P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1569525147999198521" text:style-name="L4">
        <text:list-item>
          <text:p text:style-name="P9">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4982275050266933217" text:style-name="L5">
        <text:list-item>
          <text:p text:style-name="P10"><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0">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0">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Maximum Likelihood Estimation is used throughout to determine 'best fit' of model light curves to the actual data.</text:p>
        </text:list-item>
      </text:list>
      <text:p text:style-name="P2"/>
      <text:p text:style-name="P2">The Maximum Likelihood Estimation technique requires a good estimate of the noise in an observation. <text:s/>For this reason, before thesearch for D and/or R values can begin, <text:span text:style-name="T2">pyote</text:span> needs the user to select one or more groups of data points that are clearly in the baseline of the light curve and preferably a group from the event region as well. <text:s/>From this selection of points, pyote estimates the needed noise parameters and measures the degree of correlation in that noise. <text:s/>I point this out because it is somewhat unusual and peculiar to MLE methodology.</text:p>
      <text:p text:style-name="P2"/>
      <text:p text:style-name="P2">While the initial selection of points for noise parameter estimation should be done as thoroughly as possible, it is not critical; pyote automatically performs a second solution pass with recalculated noise parameters based on all available data points (since the D and R values from the first pass are now available for use in identifying data points which are baseline points, which are event points, and which are transition points that should be excluded from noise calculations).</text:p>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text:soft-page-break/>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3917250311361546444" text:style-name="L6">
        <text:list-item>
          <text:p text:style-name="P13">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7-10-28T06:45:32</dc:date>
    <dc:creator>Robert Anderson</dc:creator>
    <meta:editing-duration>P3DT16H2M13S</meta:editing-duration>
    <meta:editing-cycles>11</meta:editing-cycles>
    <meta:generator>OpenOffice/4.1.3$Unix OpenOffice.org_project/413m1$Build-9783</meta:generator>
    <meta:document-statistic meta:table-count="0" meta:image-count="2" meta:object-count="0" meta:page-count="3" meta:paragraph-count="39" meta:word-count="1261" meta:character-count="7553"/>
  </office:meta>
</office:document-meta>
</file>